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1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8.03.2021 10:01</text:p>
          </table:table-cell>
          <table:table-cell office:value-type="string" calcext:value-type="string">
            <text:p>http://arsivonline.yildiz.edu.tr/Recordings\2020-2021\BAHAR DÖNEMİ\BLM2512 - 3\BLM2512 - 3_8-03-2021_10-00_8-03-2021_12-50_3ae1f6e1-c17a-4193-b7c2-d66e3ce83d27.MP4</text:p>
          </table:table-cell>
          <table:table-cell table:formula="of:=HYPERLINK([.B1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0.03.2021 11:59</text:p>
          </table:table-cell>
          <table:table-cell office:value-type="string" calcext:value-type="string">
            <text:p>http://arsivonline.yildiz.edu.tr/Recordings\2020-2021\BAHAR DÖNEMİ\BLM2512 - 3\BLM2512 - 3_10-03-2021_12-00_10-03-2021_13-50_beb0b61f-c2a4-4693-b1a6-c7edc60f24f3.MP4</text:p>
          </table:table-cell>
          <table:table-cell table:formula="of:=HYPERLINK([.B2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5.03.2021 10:01</text:p>
          </table:table-cell>
          <table:table-cell office:value-type="string" calcext:value-type="string">
            <text:p>http://arsivonline.yildiz.edu.tr/Recordings\2020-2021\BAHAR DÖNEMİ\BLM2512 - 3\BLM2512 - 3_15-03-2021_10-00_15-03-2021_12-50_21f1d817-c100-48f3-bb5c-4406daab32f7.MP4</text:p>
          </table:table-cell>
          <table:table-cell table:formula="of:=HYPERLINK([.B3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7.03.2021 11:59</text:p>
          </table:table-cell>
          <table:table-cell office:value-type="string" calcext:value-type="string">
            <text:p>http://arsivonline.yildiz.edu.tr/Recordings\2020-2021\BAHAR DÖNEMİ\BLM2512 - 3\BLM2512 - 3_17-03-2021_12-00_17-03-2021_13-50_07e3cda1-f45f-4f7e-bf1b-8276883bdb7b.MP4</text:p>
          </table:table-cell>
          <table:table-cell table:formula="of:=HYPERLINK([.B4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2.03.2021 10:02</text:p>
          </table:table-cell>
          <table:table-cell office:value-type="string" calcext:value-type="string">
            <text:p>http://arsivonline.yildiz.edu.tr/Recordings\2020-2021\BAHAR DÖNEMİ\BLM2512 - 3\BLM2512 - 3_22-03-2021_10-00_22-03-2021_12-50_564fe6d9-1a31-4f45-883d-2ef90449e541.MP4</text:p>
          </table:table-cell>
          <table:table-cell table:formula="of:=HYPERLINK([.B5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4.03.2021 11:58</text:p>
          </table:table-cell>
          <table:table-cell office:value-type="string" calcext:value-type="string">
            <text:p>http://arsivonline.yildiz.edu.tr/Recordings\2020-2021\BAHAR DÖNEMİ\BLM2512 - 3\BLM2512 - 3_24-03-2021_12-00_24-03-2021_13-50_2cd25b3c-a831-437d-a3a6-301c7445b401.MP4</text:p>
          </table:table-cell>
          <table:table-cell table:formula="of:=HYPERLINK([.B6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9.03.2021 10:03</text:p>
          </table:table-cell>
          <table:table-cell office:value-type="string" calcext:value-type="string">
            <text:p>http://arsivonline.yildiz.edu.tr/Recordings\2020-2021\BAHAR DÖNEMİ\BLM2512 - 3\BLM2512 - 3_29-03-2021_10-00_29-03-2021_12-50_68bc87b5-aa78-4f57-b7f1-74829f16bc41.MP4</text:p>
          </table:table-cell>
          <table:table-cell table:formula="of:=HYPERLINK([.B7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31.03.2021 12:00</text:p>
          </table:table-cell>
          <table:table-cell office:value-type="string" calcext:value-type="string">
            <text:p>http://arsivonline.yildiz.edu.tr/Recordings\2020-2021\BAHAR DÖNEMİ\BLM2512 - 3\BLM2512 - 3_31-03-2021_12-00_31-03-2021_13-50_7c3c2eee-989b-47f0-b8db-d233873ec705.MP4</text:p>
          </table:table-cell>
          <table:table-cell table:formula="of:=HYPERLINK([.B8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05.04.2021 09:57</text:p>
          </table:table-cell>
          <table:table-cell office:value-type="string" calcext:value-type="string">
            <text:p>http://arsivonline.yildiz.edu.tr/Recordings\2020-2021\BAHAR DÖNEMİ\BLM2512 - 3\BLM2512 - 3_5-04-2021_10-00_5-04-2021_12-50_81663c94-79b1-4634-b5e9-a8b09fa6b433.MP4</text:p>
          </table:table-cell>
          <table:table-cell table:formula="of:=HYPERLINK([.B9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2.04.2021 10:01</text:p>
          </table:table-cell>
          <table:table-cell office:value-type="string" calcext:value-type="string">
            <text:p>http://arsivonline.yildiz.edu.tr/Recordings\2020-2021\BAHAR DÖNEMİ\BLM2512 - 3\BLM2512 - 3_12-04-2021_10-00_12-04-2021_12-50_31e3455f-e104-4135-bb16-6d4ccaf52ab1.MP4</text:p>
          </table:table-cell>
          <table:table-cell table:formula="of:=HYPERLINK([.B10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4.04.2021 11:59</text:p>
          </table:table-cell>
          <table:table-cell office:value-type="string" calcext:value-type="string">
            <text:p>http://arsivonline.yildiz.edu.tr/Recordings\2020-2021\BAHAR DÖNEMİ\BLM2512 - 3\BLM2512 - 3_14-04-2021_12-00_14-04-2021_13-50_c100730c-4ab3-4897-89e0-24780e2a5778.MP4</text:p>
          </table:table-cell>
          <table:table-cell table:formula="of:=HYPERLINK([.B11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9.04.2021 10:01</text:p>
          </table:table-cell>
          <table:table-cell office:value-type="string" calcext:value-type="string">
            <text:p>http://arsivonline.yildiz.edu.tr/Recordings\2020-2021\BAHAR DÖNEMİ\BLM2512 - 3\BLM2512 - 3_19-04-2021_10-00_19-04-2021_12-50_335229d7-09a0-4e41-a343-d680997512e9.MP4</text:p>
          </table:table-cell>
          <table:table-cell table:formula="of:=HYPERLINK([.B12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1.04.2021 12:00</text:p>
          </table:table-cell>
          <table:table-cell office:value-type="string" calcext:value-type="string">
            <text:p>http://arsivonline.yildiz.edu.tr/Recordings\2020-2021\BAHAR DÖNEMİ\BLM2512 - 3\BLM2512 - 3_21-04-2021_12-00_21-04-2021_13-50_3068612d-9206-4316-8081-88c479737c2f.MP4</text:p>
          </table:table-cell>
          <table:table-cell table:formula="of:=HYPERLINK([.B13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03.05.2021 09:59</text:p>
          </table:table-cell>
          <table:table-cell office:value-type="string" calcext:value-type="string">
            <text:p>http://arsivonline.yildiz.edu.tr/Recordings\2020-2021\BAHAR DÖNEMİ\BLM2512 - 3\BLM2512 - 3_3-05-2021_10-00_3-05-2021_12-50_4b3003eb-ce3c-49e9-95af-c43d96d3ee8e.MP4</text:p>
          </table:table-cell>
          <table:table-cell table:formula="of:=HYPERLINK([.B14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05.05.2021 11:56</text:p>
          </table:table-cell>
          <table:table-cell office:value-type="string" calcext:value-type="string">
            <text:p>http://arsivonline.yildiz.edu.tr/Recordings\2020-2021\BAHAR DÖNEMİ\BLM2512 - 3\BLM2512 - 3_5-05-2021_12-00_5-05-2021_13-50_ec6c17f0-829b-44a2-9a2d-afe439ddff91.MP4</text:p>
          </table:table-cell>
          <table:table-cell table:formula="of:=HYPERLINK([.B15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7.05.2021 10:06</text:p>
          </table:table-cell>
          <table:table-cell office:value-type="string" calcext:value-type="string">
            <text:p>http://arsivonline.yildiz.edu.tr/Recordings\2020-2021\BAHAR DÖNEMİ\BLM2512 - 3\BLM2512 - 3_17-05-2021_10-00_17-05-2021_12-50_378b172a-a83e-47e1-b802-188eb7448bc2.MP4</text:p>
          </table:table-cell>
          <table:table-cell table:formula="of:=HYPERLINK([.B16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17.05.2021 10:06</text:p>
          </table:table-cell>
          <table:table-cell office:value-type="string" calcext:value-type="string">
            <text:p>http://arsivonline.yildiz.edu.tr/Recordings\2020-2021\BAHAR DÖNEMİ\BLM2512 - 3\BLM2512 - 3_17-05-2021_10-00_17-05-2021_12-50_50c660fb-f561-4415-bcd9-f4646c4aa825.MP4</text:p>
          </table:table-cell>
          <table:table-cell table:formula="of:=HYPERLINK([.B17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4.05.2021 11:10</text:p>
          </table:table-cell>
          <table:table-cell office:value-type="string" calcext:value-type="string">
            <text:p>http://arsivonline.yildiz.edu.tr/Recordings\2020-2021\BAHAR DÖNEMİ\BLM2512 - 3\BLM2512 - 3_24-05-2021_10-00_24-05-2021_12-50_088f9cb9-a467-4e25-9c97-1f0bb5dbe311.MP4</text:p>
          </table:table-cell>
          <table:table-cell table:formula="of:=HYPERLINK([.B18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4.05.2021 11:10</text:p>
          </table:table-cell>
          <table:table-cell office:value-type="string" calcext:value-type="string">
            <text:p>http://arsivonline.yildiz.edu.tr/Recordings\2020-2021\BAHAR DÖNEMİ\BLM2512 - 3\BLM2512 - 3_24-05-2021_10-00_24-05-2021_12-50_d2f31966-d767-42b4-b6b6-22309b465696.MP4</text:p>
          </table:table-cell>
          <table:table-cell table:formula="of:=HYPERLINK([.B19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26.05.2021 11:57</text:p>
          </table:table-cell>
          <table:table-cell office:value-type="string" calcext:value-type="string">
            <text:p>http://arsivonline.yildiz.edu.tr/Recordings\2020-2021\BAHAR DÖNEMİ\BLM2512 - 3\BLM2512 - 3_26-05-2021_12-00_26-05-2021_13-50_88e5e959-e45a-4e36-8f5f-f4b1c10f4c4a.MP4</text:p>
          </table:table-cell>
          <table:table-cell table:formula="of:=HYPERLINK([.B20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31.05.2021 10:03</text:p>
          </table:table-cell>
          <table:table-cell office:value-type="string" calcext:value-type="string">
            <text:p>http://arsivonline.yildiz.edu.tr/Recordings\2020-2021\BAHAR DÖNEMİ\BLM2512 - 3\BLM2512 - 3_31-05-2021_10-00_31-05-2021_12-50_20f31f45-0e1d-4ddb-8e7a-5589d4fe03c9.MP4</text:p>
          </table:table-cell>
          <table:table-cell table:formula="of:=HYPERLINK([.B21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02.06.2021 11:57</text:p>
          </table:table-cell>
          <table:table-cell office:value-type="string" calcext:value-type="string">
            <text:p>http://arsivonline.yildiz.edu.tr/Recordings\2020-2021\BAHAR DÖNEMİ\BLM2512 - 3\BLM2512 - 3_2-06-2021_12-00_2-06-2021_13-50_07e0b1f5-80df-4175-b92e-d369643dd1a7.MP4</text:p>
          </table:table-cell>
          <table:table-cell table:formula="of:=HYPERLINK([.B22];&quot;#&quot;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07.06.2021 10:00</text:p>
          </table:table-cell>
          <table:table-cell office:value-type="string" calcext:value-type="string">
            <text:p>http://arsivonline.yildiz.edu.tr/Recordings\2020-2021\BAHAR DÖNEMİ\BLM2512 - 3\BLM2512 - 3_7-06-2021_10-00_7-06-2021_12-50_dc713905-6584-4bf9-ba4c-a2d860f79c81.MP4</text:p>
          </table:table-cell>
          <table:table-cell table:formula="of:=HYPERLINK([.B23];&quot;#&quot;)" office:value-type="string" office:string-value="#" calcext:value-type="string">
            <text:p>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4T12:32:31.044217301</dc:date>
    <meta:editing-duration>PT1M15S</meta:editing-duration>
    <meta:editing-cycles>1</meta:editing-cycles>
    <meta:document-statistic meta:table-count="1" meta:cell-count="69" meta:object-count="0"/>
    <meta:generator>LibreOffice/7.2.5.2.0$Linux_X86_64 LibreOffice_project/20$Build-2</meta:generator>
  </office:meta>
</office:document-meta>
</file>